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S NOT UPDATED TO INCLUDE MANUAL SELECTION OF WATER SOURCE!!!</text:p>
      <text:p text:style-name="P5"/>
      <text:p text:style-name="P5">South Plantation High School Irrigation System User's Manual</text:p>
      <text:p text:style-name="P1"/>
      <text:p text:style-name="P2"><text:span text:style-name="T2">Kill Switch</text:span> – Disconnects the battery, the internal circuitry and the entire charge system.</text:p>
      <text:p text:style-name="P2"><text:span text:style-name="T2">Manual Switch</text:span> – Manually turns on the unit (note the kill switch must be in the ”On” position).</text:p>
      <text:p text:style-name="P2"><text:span text:style-name="T2">Charge System Switch</text:span> – Selects which system will charge the battery, Solar or AC adapter.</text:p>
      <text:p text:style-name="P2"/>
      <text:p text:style-name="P3">Powering the unit on:</text:p>
      <text:p text:style-name="P2"><text:tab/>Place the Kill Switch in the “On” position. <text:s/>If the timer is installed and programmed, the unit will function normally without any additional configuration. <text:s/>It should be noted that whenever the Kill Switch is in the “On” position the unit is using power from the battery and thus the Charge System Switch should be set to either Solar or AC mode so as not to drain the battery.</text:p>
      <text:p text:style-name="P2"/>
      <text:p text:style-name="P4">Manual Watering:</text:p>
      <text:p text:style-name="P2"><text:tab/>After the Kill Switch has been put into the “On” position, move the Manual Switch to the “On” position. <text:s/>This will turn the unit on until the Manual Switch is turned to the “Off” position. Again, it should be noted that whenever the Kill Switch is in the “On” position the unit is using power from the battery and thus the Charge System Switch should be set to either Solar or AC mode so as not to drain the battery.</text:p>
      <text:p text:style-name="P2"/>
      <text:p text:style-name="P2">For timer adjustment, consult the timer instruction manual.</text:p>
      <text:p text:style-name="P2"/>
      <text:p text:style-name="P4">Safety Precautions:</text:p>
      <text:list xml:id="list1073872518" text:style-name="L1">
        <text:list-item>
          <text:p text:style-name="P6">When performing maintenance on the unit be sure to move all switches to the “Off” position and remove the negative connections from the battery and the solar charge unit as well as unplugging the AC adapter. <text:s/>Also be sure to turn off the water supply from the storage containers and the water spigot.</text:p>
        </text:list-item>
        <text:list-item>
          <text:p text:style-name="P8"><text:span text:style-name="T1">Do not allow water to come into contact with the internal electronics or for electrical connections to be left exposed to the elements.</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yers</meta:initial-creator>
    <meta:creation-date>2009-12-24T16:24:56</meta:creation-date>
    <dc:date>2010-01-10T11:56:53</dc:date>
    <dc:creator>Daniel Myers</dc:creator>
    <meta:editing-duration>PT00H51M01S</meta:editing-duration>
    <meta:editing-cycles>7</meta:editing-cycles>
    <meta:generator>OpenOffice.org/3.1$Unix OpenOffice.org_project/310m19$Build-9420</meta:generator>
    <meta:document-statistic meta:table-count="0" meta:image-count="0" meta:object-count="0" meta:page-count="1" meta:paragraph-count="13" meta:word-count="315" meta:character-count="1745"/>
  </office:meta>
</office:document-meta>
</file>